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Title" style:master-page-name="Standard">
      <style:paragraph-properties style:page-number="1"/>
    </style:style>
    <style:style style:name="P3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T1" style:family="text">
      <style:text-properties officeooo:rsid="0012b8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55y4kwem7gos"/>Levantamento de requisitos Loja STrem</text:p>
      <text:p text:style-name="Standard"/>
      <text:p text:style-name="Standard"/>
      <text:list xml:id="list150902267" text:style-name="WWNum1">
        <text:list-item>
          <text:p text:style-name="P3">O sistema será uma loja virtual para jogos <text:span text:style-name="T1">retrô</text:span>.</text:p>
        </text:list-item>
        <text:list-item>
          <text:p text:style-name="P3">Haverá administradores para controlar os conteúdos do site.</text:p>
        </text:list-item>
        <text:list-item>
          <text:p text:style-name="P3">Um administrador poderá cadastrar outro administrador.</text:p>
        </text:list-item>
        <text:list-item>
          <text:p text:style-name="P3">Um administrador poderá restringir o acesso de certos usuários.</text:p>
        </text:list-item>
        <text:list-item>
          <text:p text:style-name="P3">Os administradores poderão cadastrar jogos a serem vendidos ou disponibilizados gratuitamente. </text:p>
        </text:list-item>
        <text:list-item>
          <text:p text:style-name="P3">Administrador poderá cadastrar desenvolvedores.</text:p>
        </text:list-item>
        <text:list-item>
          <text:p text:style-name="P3">Administrador poderá cadastrar categorias.</text:p>
        </text:list-item>
        <text:list-item>
          <text:p text:style-name="P3">Administrador poderá cadastrar <text:span text:style-name="T1">consoles</text:span>.</text:p>
        </text:list-item>
        <text:list-item>
          <text:p text:style-name="P3">Os Administradores poderão adicionar informações sobre os jogos, como nome, descrição, desenvolvedor, <text:span text:style-name="T1">console</text:span>, categorias e outros detalhes técnicos.</text:p>
        </text:list-item>
        <text:list-item>
          <text:p text:style-name="P3">Os administradores poderão editar o cadastro dos jogos.</text:p>
        </text:list-item>
        <text:list-item>
          <text:p text:style-name="P3">Os administradores poderão <text:span text:style-name="T1">omitir</text:span> jogos.</text:p>
        </text:list-item>
        <text:list-item>
          <text:p text:style-name="P3">Qualquer pessoa pode cadastrar um usuário.</text:p>
        </text:list-item>
        <text:list-item>
          <text:p text:style-name="P3">No cadastro será pedido um nome, nick de usuário (único), email e senha.</text:p>
        </text:list-item>
        <text:list-item>
          <text:p text:style-name="P3">O cadastro de usuário requer uma confirmação de email.</text:p>
        </text:list-item>
        <text:list-item>
          <text:p text:style-name="P3">O usuário poderá acessar a plataforma com nick de usuário e senha.</text:p>
        </text:list-item>
        <text:list-item>
          <text:p text:style-name="P3">O usuário poderá alterar sua senha caso a esqueça.</text:p>
        </text:list-item>
        <text:list-item>
          <text:p text:style-name="P3">O usuário poderá alterar suas informações pessoais e senha (exceto nick e email).</text:p>
        </text:list-item>
        <text:list-item>
          <text:p text:style-name="P3">O usuário poderá efetuar compras de jogos disponíveis na plataforma.</text:p>
        </text:list-item>
        <text:list-item>
          <text:p text:style-name="P3">O usuário poderá efetuar buscas por jogos por nome.</text:p>
        </text:list-item>
        <text:list-item>
          <text:p text:style-name="P3">Os usuários poderão navegar pelas categorias de jogos.</text:p>
        </text:list-item>
        <text:list-item>
          <text:p text:style-name="P3">Um navegador poderá navegar nos jogos desenvolvidos por uma específica desenvolvedora.</text:p>
        </text:list-item>
        <text:list-item>
          <text:p text:style-name="P3">Um navegador poderá navegar nos jogos publicados p<text:span text:style-name="T1">ara determinado console</text:span>.</text:p>
        </text:list-item>
        <text:list-item>
          <text:p text:style-name="P3">Os jogos comprados vão para um carrinho de compras.</text:p>
        </text:list-item>
        <text:list-item>
          <text:p text:style-name="P3">No carrinho de compras o usuário completará o pagamento.</text:p>
        </text:list-item>
        <text:list-item>
          <text:p text:style-name="P3">As compras confirmadas serão adicionadas à biblioteca de cada usuário.</text:p>
        </text:list-item>
        <text:list-item>
          <text:p text:style-name="P3">Na biblioteca o usuário poderá """ iniciar""" os jogos comprados.</text:p>
        </text:list-item>
        <text:list-item>
          <text:p text:style-name="P3">Os jogos terão imagens de exemplo.</text:p>
        </text:list-item>
        <text:list-item>
          <text:p text:style-name="P3">O menu principal deverá mostrar jogos em destaque e promoções.</text:p>
        </text:list-item>
        <text:list-item>
          <text:p text:style-name="P3">O menu principal terá uma opção de entrada como usuário ou cadastrar.</text:p>
        </text:list-item>
        <text:list-item>
          <text:p text:style-name="P3">Haverá uma tela onde é mostrada a biblioteca de jogos do usuário logado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11-03T11:07:34.277380640</dc:date>
    <meta:editing-duration>PT4M16S</meta:editing-duration>
    <meta:editing-cycles>1</meta:editing-cycles>
    <meta:document-statistic meta:table-count="0" meta:image-count="0" meta:object-count="0" meta:page-count="1" meta:paragraph-count="31" meta:word-count="310" meta:character-count="1937" meta:non-whitespace-character-count="1687"/>
  </office:meta>
</office:document-meta>
</file>